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10.545cm" svg:y="1.222cm">
            <draw:object draw:notify-on-update-of-ranges="Sheet1.A1:Sheet1.A1 Sheet1.A2:Sheet1.A9 Sheet1.B1:Sheet1.B1 Sheet1.B2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40" calcext:value-type="float">
            <text:p>50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0:13:02.471317910</meta:creation-date>
    <dc:date>2024-01-31T11:24:59.031593837</dc:date>
    <meta:editing-duration>PT1H1M46S</meta:editing-duration>
    <meta:editing-cycles>1</meta:editing-cycles>
    <meta:document-statistic meta:table-count="1" meta:cell-count="1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437cm" svg:y="4.203cm" style:legend-expansion="high" chart:style-name="ch2"/>
        <chart:plot-area chart:style-name="ch3" table:cell-range-address="Sheet1.A1:Sheet1.B9" chart:data-source-has-labels="both" svg:x="0.319cm" svg:y="0.18cm" svg:width="12.799cm" svg:height="8.645cm">
          <chart:coordinate-region svg:x="1.311cm" svg:y="0.38cm" svg:width="11.807cm" svg:height="7.798cm"/>
          <chart:axis chart:dimension="x" chart:name="primary-x" chart:style-name="ch4" chartooo:axis-type="auto">
            <chartooo:date-scale/>
            <chart:categories table:cell-range-address="Sheet1.A2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" chart:label-cell-address="Sheet1.B1:Sheet1.B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1">
                <text:p>1</text:p>
                <draw:g>
                  <svg:desc>Sheet1.B2:Sheet1.B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